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</text:p>
      <text:p text:style-name="Standard"><text:s/>"kind": "books#volumes",</text:p>
      <text:p text:style-name="Standard"><text:s/>"totalItems": 1,</text:p>
      <text:p text:style-name="Standard"><text:s/>"items": [</text:p>
      <text:p text:style-name="Standard"><text:s text:c="2"/>{</text:p>
      <text:p text:style-name="Standard"><text:s text:c="3"/>"kind": "books#volume",</text:p>
      <text:p text:style-name="Standard"><text:s text:c="3"/>"id": "KJwvt2Zz2R8C",</text:p>
      <text:p text:style-name="Standard"><text:s text:c="3"/>"etag": "NfSheOu2YOU",</text:p>
      <text:p text:style-name="Standard"><text:s text:c="3"/>"selfLink": "https://www.googleapis.com/books/v1/volumes/KJwvt2Zz2R8C",</text:p>
      <text:p text:style-name="Standard"><text:s text:c="3"/>"volumeInfo": {</text:p>
      <text:p text:style-name="Standard"><text:s text:c="4"/>"title": "Discrete Mathematics",</text:p>
      <text:p text:style-name="Standard"><text:s text:c="4"/>"authors": [</text:p>
      <text:p text:style-name="Standard"><text:s text:c="5"/>"Richard Johnsonbaugh"</text:p>
      <text:p text:style-name="Standard"><text:s text:c="4"/>],</text:p>
      <text:p text:style-name="Standard"><text:s text:c="4"/>"publisher": "Prentice Hall",</text:p>
      <text:p text:style-name="Standard"><text:s text:c="4"/>"publishedDate": "2009",</text:p>
      <text:p text:style-name="Standard"><text:s text:c="4"/>"description": "Focused on helping readers understand and construct proofs – and, generally, expanding their mathematical maturity – this best-seller is an accessible introduction to discrete mathematics. Takes an algorithmic approach that emphasizes problem-solving techniques. Expands discussion on how to construct proofs and treatment of problem solving. Increases number of examples and exercises throughout.",</text:p>
      <text:p text:style-name="Standard"><text:s text:c="4"/>"industryIdentifiers": [</text:p>
      <text:p text:style-name="Standard"><text:s text:c="5"/>{</text:p>
      <text:p text:style-name="Standard"><text:s text:c="6"/>"type": "ISBN_13",</text:p>
      <text:p text:style-name="Standard"><text:s text:c="6"/>"identifier": "9780131593183"</text:p>
      <text:p text:style-name="Standard"><text:s text:c="5"/>},</text:p>
      <text:p text:style-name="Standard"><text:s text:c="5"/>{</text:p>
      <text:p text:style-name="Standard"><text:s text:c="6"/>"type": "ISBN_10",</text:p>
      <text:p text:style-name="Standard"><text:s text:c="6"/>"identifier": "0131593188"</text:p>
      <text:p text:style-name="Standard"><text:s text:c="5"/>}</text:p>
      <text:p text:style-name="Standard"><text:s text:c="4"/>],</text:p>
      <text:p text:style-name="Standard"><text:s text:c="4"/>"readingModes": {</text:p>
      <text:p text:style-name="Standard"><text:s text:c="5"/>"text": false,</text:p>
      <text:p text:style-name="Standard"><text:s text:c="5"/>"image": false</text:p>
      <text:p text:style-name="Standard"><text:s text:c="4"/>},</text:p>
      <text:p text:style-name="Standard"><text:s text:c="4"/>"pageCount": 766,</text:p>
      <text:p text:style-name="Standard"><text:s text:c="4"/>"printType": "BOOK",</text:p>
      <text:p text:style-name="Standard"><text:s text:c="4"/>"categories": [</text:p>
      <text:p text:style-name="Standard"><text:s text:c="5"/>"Mathematics"</text:p>
      <text:p text:style-name="Standard"><text:s text:c="4"/>],</text:p>
      <text:p text:style-name="Standard"><text:s text:c="4"/>"averageRating": 3.5,</text:p>
      <text:p text:style-name="Standard"><text:s text:c="4"/>"ratingsCount": 9,</text:p>
      <text:p text:style-name="Standard"><text:s text:c="4"/>"maturityRating": "NOT_MATURE",</text:p>
      <text:p text:style-name="Standard"><text:s text:c="4"/>"allowAnonLogging": false,</text:p>
      <text:p text:style-name="Standard"><text:s text:c="4"/>"contentVersion": "preview-1.0.0",</text:p>
      <text:p text:style-name="Standard"><text:s text:c="4"/>"imageLinks": {</text:p>
      <text:p text:style-name="Standard"><text:s text:c="5"/>"smallThumbnail": "http://books.google.com/books/content?id=KJwvt2Zz2R8C&amp;printsec=frontcover&amp;img=1&amp;zoom=5&amp;source=gbs_api",</text:p>
      <text:p text:style-name="Standard"><text:s text:c="5"/>"thumbnail": "http://books.google.com/books/content?id=KJwvt2Zz2R8C&amp;printsec=frontcover&amp;img=1&amp;zoom=1&amp;source=gbs_api"</text:p>
      <text:p text:style-name="Standard"><text:s text:c="4"/>},</text:p>
      <text:p text:style-name="Standard"><text:s text:c="4"/>"language": "en",</text:p>
      <text:p text:style-name="Standard"><text:soft-page-break/><text:s text:c="4"/>"previewLink": "http://books.google.co.in/books?id=KJwvt2Zz2R8C&amp;dq=isbn:9780131593183&amp;hl=&amp;cd=1&amp;source=gbs_api",</text:p>
      <text:p text:style-name="Standard"><text:s text:c="4"/>"infoLink": "http://books.google.co.in/books?id=KJwvt2Zz2R8C&amp;dq=isbn:9780131593183&amp;hl=&amp;source=gbs_api",</text:p>
      <text:p text:style-name="Standard"><text:s text:c="4"/>"canonicalVolumeLink": "https://books.google.com/books/about/Discrete_Mathematics.html?hl=&amp;id=KJwvt2Zz2R8C"</text:p>
      <text:p text:style-name="Standard"><text:s text:c="3"/>},</text:p>
      <text:p text:style-name="Standard"><text:s text:c="3"/>"saleInfo": {</text:p>
      <text:p text:style-name="Standard"><text:s text:c="4"/>"country": "IN",</text:p>
      <text:p text:style-name="Standard"><text:s text:c="4"/>"saleability": "NOT_FOR_SALE",</text:p>
      <text:p text:style-name="Standard"><text:s text:c="4"/>"isEbook": false</text:p>
      <text:p text:style-name="Standard"><text:s text:c="3"/>},</text:p>
      <text:p text:style-name="Standard"><text:s text:c="3"/>"accessInfo": {</text:p>
      <text:p text:style-name="Standard"><text:s text:c="4"/>"country": "IN",</text:p>
      <text:p text:style-name="Standard"><text:s text:c="4"/>"viewability": "NO_PAGES",</text:p>
      <text:p text:style-name="Standard"><text:s text:c="4"/>"embeddable": false,</text:p>
      <text:p text:style-name="Standard"><text:s text:c="4"/>"publicDomain": false,</text:p>
      <text:p text:style-name="Standard"><text:s text:c="4"/>"textToSpeechPermission": "ALLOWED_FOR_ACCESSIBILITY",</text:p>
      <text:p text:style-name="Standard"><text:s text:c="4"/>"epub": {</text:p>
      <text:p text:style-name="Standard"><text:s text:c="5"/>"isAvailable": false</text:p>
      <text:p text:style-name="Standard"><text:s text:c="4"/>},</text:p>
      <text:p text:style-name="Standard"><text:s text:c="4"/>"pdf": {</text:p>
      <text:p text:style-name="Standard"><text:s text:c="5"/>"isAvailable": false</text:p>
      <text:p text:style-name="Standard"><text:s text:c="4"/>},</text:p>
      <text:p text:style-name="Standard"><text:s text:c="4"/>"webReaderLink": "http://play.google.com/books/reader?id=KJwvt2Zz2R8C&amp;hl=&amp;printsec=frontcover&amp;source=gbs_api",</text:p>
      <text:p text:style-name="Standard"><text:s text:c="4"/>"accessViewStatus": "NONE",</text:p>
      <text:p text:style-name="Standard"><text:s text:c="4"/>"quoteSharingAllowed": false</text:p>
      <text:p text:style-name="Standard"><text:s text:c="3"/>},</text:p>
      <text:p text:style-name="Standard"><text:s text:c="3"/>"searchInfo": {</text:p>
      <text:p text:style-name="Standard"><text:s text:c="4"/>"textSnippet": "Focused on helping readers understand and construct proofs – and, generally, expanding their mathematical maturity – this best-seller is an accessible introduction to discrete mathematics."</text:p>
      <text:p text:style-name="Standard"><text:s text:c="3"/>}</text:p>
      <text:p text:style-name="Standard"><text:s text:c="2"/>}</text:p>
      <text:p text:style-name="Standard"><text:s/>]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5:34:10.882183882</meta:creation-date>
    <dc:date>2019-11-13T22:00:21.908868570</dc:date>
    <meta:editing-duration>PT5H25M29S</meta:editing-duration>
    <meta:editing-cycles>1</meta:editing-cycles>
    <meta:document-statistic meta:table-count="0" meta:image-count="0" meta:object-count="0" meta:page-count="2" meta:paragraph-count="77" meta:word-count="206" meta:character-count="2675" meta:non-whitespace-character-count="2250"/>
    <meta:generator>LibreOffice/6.0.7.3$Linux_X86_64 LibreOffice_project/00m0$Build-3</meta:generator>
  </office:meta>
</office:document-meta>
</file>